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a558c" officeooo:paragraph-rsid="001a558c"/>
    </style:style>
    <style:style style:name="P2" style:family="paragraph" style:parent-style-name="Heading_20_1">
      <style:text-properties officeooo:rsid="001bf7ae" officeooo:paragraph-rsid="001bf7ae"/>
    </style:style>
    <style:style style:name="P3" style:family="paragraph" style:parent-style-name="Heading_20_1">
      <style:text-properties officeooo:rsid="001c128d" officeooo:paragraph-rsid="001c128d"/>
    </style:style>
    <style:style style:name="P4" style:family="paragraph" style:parent-style-name="Text_20_body">
      <style:paragraph-properties fo:text-align="center" style:justify-single-word="false"/>
      <style:text-properties officeooo:rsid="001a558c" officeooo:paragraph-rsid="001a558c"/>
    </style:style>
    <style:style style:name="P5" style:family="paragraph" style:parent-style-name="Text_20_body">
      <style:text-properties officeooo:paragraph-rsid="001bf7ae"/>
    </style:style>
    <style:style style:name="P6" style:family="paragraph" style:parent-style-name="Text_20_body">
      <style:text-properties officeooo:paragraph-rsid="001c128d"/>
    </style:style>
    <style:style style:name="T1" style:family="text">
      <style:text-properties officeooo:rsid="001c128d"/>
    </style:style>
    <style:style style:name="T2" style:family="text">
      <style:text-properties fo:font-style="italic" officeooo:rsid="001c128d" style:font-style-asian="italic" style:font-style-complex="italic"/>
    </style:style>
    <style:style style:name="T3" style:family="text">
      <style:text-properties fo:font-style="normal" officeooo:rsid="001c128d" style:font-style-asian="normal" style:font-style-complex="normal"/>
    </style:style>
    <style:style style:name="T4" style:family="text">
      <style:text-properties fo:font-style="normal" officeooo:rsid="001f006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Update 2</text:p>
      <text:p text:style-name="P4">Ben Soer</text:p>
      <text:p text:style-name="P4">A00843110</text:p>
      <text:h text:style-name="P2" text:outline-level="1">Progress So Far</text:h>
      <text:p text:style-name="P5"><text:tab/><text:span text:style-name="T1">So far the multi-process server has been implemented. Additionally this week, experimentation into implementation of the </text:span><text:span text:style-name="T2">select</text:span><text:span text:style-name="T1"> and </text:span><text:span text:style-name="T2">epoll </text:span><text:span text:style-name="T1">designs has been attempted. A basic client has also been made that will connect once to the multi-process server and print the round-trip-time to console. It only does this once with a single process and nothing is written to file.</text:span></text:p>
      <text:h text:style-name="P3" text:outline-level="1">Still To Be Done</text:h>
      <text:p text:style-name="P6"><text:tab/><text:span text:style-name="T1">Unfortunately, a lack of documentation could be found on implementing </text:span><text:span text:style-name="T2">epoll</text:span><text:span text:style-name="T1"> and </text:span><text:span text:style-name="T2">select </text:span><text:span text:style-name="T1">systems in NASM assembly. It appears the select implementation might not event be reasonably possible due to the lack of C documentation into the usage of the FD_SET macros used in implementing a </text:span><text:span text:style-name="T2">select</text:span><text:span text:style-name="T1"> system.</text:span></text:p>
      <text:p text:style-name="P6"><text:tab/><text:span text:style-name="T1">Efforts at this point will be put into completing the NASM client and further attempts at getting the </text:span><text:span text:style-name="T2">epoll</text:span><text:span text:style-name="T1"> system operational. Missing from the client, is writing to file, along with multi-processing the architecture so that it will loop continuously sending data to the NASM server. In order for the </text:span><text:span text:style-name="T2">epoll</text:span><text:span text:style-name="T1"> system to work, work in manually defining and creating structures is needed so far, along with research into ensuring appropriate type information can be represented from C in NASM assembly.</text:span></text:p>
      <text:p text:style-name="P6"><text:tab/><text:span text:style-name="T1">In order to make the components presentable, the </text:span><text:span text:style-name="T2">select</text:span><text:span text:style-name="T3"> and </text:span><text:span text:style-name="T2">epoll</text:span><text:span text:style-name="T3"> servers will be implemented in C/C++ if a NASM equivalent can not be </text:span><text:span text:style-name="T4">created in time</text:span><text:span text:style-name="T3">. They will be used then simply to demonstrate the portability of the NASM client and the research effort thus f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11-28T10:14:49.547817738</meta:creation-date>
    <dc:date>2016-11-28T10:27:24.555396703</dc:date>
    <dc:creator>Ben Soer</dc:creator>
    <meta:editing-duration>PT12M32S</meta:editing-duration>
    <meta:editing-cycles>6</meta:editing-cycles>
    <meta:generator>LibreOffice/5.1.6.2.0$Linux_X86_64 LibreOffice_project/10$Build-2</meta:generator>
    <meta:document-statistic meta:table-count="0" meta:image-count="0" meta:object-count="0" meta:page-count="1" meta:paragraph-count="9" meta:word-count="248" meta:character-count="1497" meta:non-whitespace-character-count="1254"/>
  </office:meta>
</office:document-meta>
</file>